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Node.debug( String debug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Node.SelectNode( LocatorNode ln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Node.locate( Map om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lectNode.build(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